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1">
      <style:table-cell-properties fo:border-bottom="non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peed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x</text:p>
          </table:table-cell>
          <table:table-cell>
            <draw:frame table:end-cell-address="'Feuille 1'.N18" table:end-x="33.93pt" table:end-y="10.49pt" draw:z-index="0" draw:name="Chart 1" draw:style-name="gr1" draw:text-style-name="P1" svg:width="449.97pt" svg:height="278.22pt" svg:x="4.85pt" svg:y="0pt">
              <draw:object draw:notify-on-update-of-ranges="'Feuille 1'.A2:'Feuille 1'.A7 'Feuille 1'.B1:'Feuille 1'.B1 'Feuille 1'.B2:'Feuille 1'.B7 'Feuille 1'.C1:'Feuille 1'.C1 'Feuille 1'.C2:'Feuille 1'.C7 'Feuille 1'.D1:'Feuille 1'.D1 'Feuille 1'.D2:'Feuille 1'.D7 'Feuille 1'.E1:'Feuille 1'.E1 'Feuille 1'.E2:'Feuille 1'.E7 'Feuille 1'.F1:'Feuille 1'.F1 'Feuille 1'.F2:'Feuille 1'.F7 'Feuille 1'.G1:'Feuille 1'.G1 'Feuille 1'.G2:'Feuille 1'.G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1" table:number-rows-spanned="3">
            <text:p>laptop</text:p>
          </table:table-cell>
          <table:table-cell table:style-name="ce1" office:value-type="string" calcext:value-type="string">
            <text:p>classique</text:p>
          </table:table-cell>
          <table:table-cell table:style-name="ce4" office:value-type="percentage" office:value="-0.188" calcext:value-type="percentage">
            <text:p>-18.80%</text:p>
          </table:table-cell>
          <table:table-cell table:style-name="ce4" office:value-type="percentage" office:value="1.2805" calcext:value-type="percentage">
            <text:p>128.05%</text:p>
          </table:table-cell>
          <table:table-cell table:style-name="ce4" office:value-type="percentage" office:value="3.8583" calcext:value-type="percentage">
            <text:p>385.83%</text:p>
          </table:table-cell>
          <table:table-cell table:style-name="ce4" office:value-type="percentage" office:value="7.8717" calcext:value-type="percentage">
            <text:p>787.17%</text:p>
          </table:table-cell>
          <table:table-cell table:style-name="ce4" office:value-type="percentage" office:value="11.8294" calcext:value-type="percentage">
            <text:p>1182.94%</text:p>
          </table:table-cell>
          <table:table-cell table:style-name="ce3" table:number-columns-repeated="2"/>
          <table:table-cell table:style-name="ce1" office:value-type="float" office:value="1" calcext:value-type="float">
            <text:p>1</text:p>
          </table:table-cell>
          <table:table-cell table:style-name="ce1" table:formula="of:=[.J2]*[.$K$5]" office:value-type="float" office:value="1.3" calcext:value-type="float">
            <text:p>1.3</text:p>
          </table:table-cell>
          <table:table-cell table:style-name="ce1" table:formula="of:=[.K2]*[.$K$5]" office:value-type="float" office:value="1.69" calcext:value-type="float">
            <text:p>1.69</text:p>
          </table:table-cell>
          <table:table-cell table:style-name="ce1" table:formula="of:=[.L2]*[.$K$5]" office:value-type="float" office:value="2.197" calcext:value-type="float">
            <text:p>2.197</text:p>
          </table:table-cell>
          <table:table-cell table:style-name="ce1" table:formula="of:=[.M2]*[.$K$5]" office:value-type="float" office:value="2.8561" calcext:value-type="float">
            <text:p>2.8561</text:p>
          </table:table-cell>
          <table:table-cell table:number-columns-repeated="1010"/>
        </table:table-row>
        <table:table-row table:style-name="ro1">
          <table:covered-table-cell/>
          <table:table-cell table:style-name="ce1" office:value-type="string" calcext:value-type="string">
            <text:p>NT</text:p>
          </table:table-cell>
          <table:table-cell table:style-name="ce4" office:value-type="percentage" office:value="0.4603" calcext:value-type="percentage">
            <text:p>46.03%</text:p>
          </table:table-cell>
          <table:table-cell table:style-name="ce4" office:value-type="percentage" office:value="1.3931" calcext:value-type="percentage">
            <text:p>139.31%</text:p>
          </table:table-cell>
          <table:table-cell table:style-name="ce4" office:value-type="percentage" office:value="3.7362" calcext:value-type="percentage">
            <text:p>373.62%</text:p>
          </table:table-cell>
          <table:table-cell table:style-name="ce4" office:value-type="percentage" office:value="8.1266" calcext:value-type="percentage">
            <text:p>812.66%</text:p>
          </table:table-cell>
          <table:table-cell table:style-name="ce4" office:value-type="percentage" office:value="12.139" calcext:value-type="percentage">
            <text:p>1213.90%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covered-table-cell/>
          <table:table-cell table:style-name="ce1" office:value-type="string" calcext:value-type="string">
            <text:p>YT</text:p>
          </table:table-cell>
          <table:table-cell table:style-name="ce4" office:value-type="percentage" office:value="0.1602" calcext:value-type="percentage">
            <text:p>16.02%</text:p>
          </table:table-cell>
          <table:table-cell table:style-name="ce4" office:value-type="percentage" office:value="1.1816" calcext:value-type="percentage">
            <text:p>118.16%</text:p>
          </table:table-cell>
          <table:table-cell table:style-name="ce4" office:value-type="percentage" office:value="4.176" calcext:value-type="percentage">
            <text:p>417.60%</text:p>
          </table:table-cell>
          <table:table-cell table:style-name="ce4" office:value-type="percentage" office:value="6.4347" calcext:value-type="percentage">
            <text:p>643.47%</text:p>
          </table:table-cell>
          <table:table-cell table:style-name="ce4" office:value-type="percentage" office:value="10.4234" calcext:value-type="percentage">
            <text:p>1042.34%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1" table:number-rows-spanned="3">
            <text:p>pc transmob</text:p>
          </table:table-cell>
          <table:table-cell table:style-name="ce1" office:value-type="string" calcext:value-type="string">
            <text:p>classique</text:p>
          </table:table-cell>
          <table:table-cell table:style-name="ce5" office:value-type="percentage" office:value="-0.6585" calcext:value-type="percentage">
            <text:p>-65.85%</text:p>
          </table:table-cell>
          <table:table-cell table:style-name="ce5" office:value-type="percentage" office:value="-0.2568" calcext:value-type="percentage">
            <text:p>-25.68%</text:p>
          </table:table-cell>
          <table:table-cell table:style-name="ce5" office:value-type="percentage" office:value="0.5135" calcext:value-type="percentage">
            <text:p>51.35%</text:p>
          </table:table-cell>
          <table:table-cell table:style-name="ce5" office:value-type="percentage" office:value="1.6794" calcext:value-type="percentage">
            <text:p>167.94%</text:p>
          </table:table-cell>
          <table:table-cell table:style-name="ce5" table:formula="of:=FORECAST([.N$2];[.C5:.F5];[.J$2:.M$2])" office:value-type="percentage" office:value="2.90982440084827" calcext:value-type="percentage">
            <text:p>290.98%</text:p>
          </table:table-cell>
          <table:table-cell/>
          <table:table-cell table:style-name="ce3"/>
          <table:table-cell/>
          <table:table-cell table:style-name="ce1" office:value-type="float" office:value="1.3" calcext:value-type="float">
            <text:p>1.3</text:p>
          </table:table-cell>
          <table:table-cell table:number-columns-repeated="1013"/>
        </table:table-row>
        <table:table-row table:style-name="ro1">
          <table:covered-table-cell/>
          <table:table-cell table:style-name="ce1" office:value-type="string" calcext:value-type="string">
            <text:p>NT</text:p>
          </table:table-cell>
          <table:table-cell table:style-name="ce5" office:value-type="percentage" office:value="-0.5901" calcext:value-type="percentage">
            <text:p>-59.01%</text:p>
          </table:table-cell>
          <table:table-cell table:style-name="ce5" office:value-type="percentage" office:value="-0.1843" calcext:value-type="percentage">
            <text:p>-18.43%</text:p>
          </table:table-cell>
          <table:table-cell table:style-name="ce5" office:value-type="percentage" office:value="0.7609" calcext:value-type="percentage">
            <text:p>76.09%</text:p>
          </table:table-cell>
          <table:table-cell table:style-name="ce5" office:value-type="percentage" office:value="1.8602" calcext:value-type="percentage">
            <text:p>186.02%</text:p>
          </table:table-cell>
          <table:table-cell table:style-name="ce5" table:formula="of:=FORECAST([.N$2];[.C6:.F6];[.J$2:.M$2])" office:value-type="percentage" office:value="3.2114029233562" calcext:value-type="percentage">
            <text:p>321.14%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covered-table-cell/>
          <table:table-cell table:style-name="ce1" office:value-type="string" calcext:value-type="string">
            <text:p>YTC</text:p>
          </table:table-cell>
          <table:table-cell table:style-name="ce5" office:value-type="percentage" office:value="-0.6042" calcext:value-type="percentage">
            <text:p>-60.42%</text:p>
          </table:table-cell>
          <table:table-cell table:style-name="ce5" office:value-type="percentage" office:value="-0.6063" calcext:value-type="percentage">
            <text:p>-60.63%</text:p>
          </table:table-cell>
          <table:table-cell table:style-name="ce5" office:value-type="percentage" office:value="-0.6044" calcext:value-type="percentage">
            <text:p>-60.44%</text:p>
          </table:table-cell>
          <table:table-cell table:style-name="ce5" office:value-type="percentage" office:value="-0.6029" calcext:value-type="percentage">
            <text:p>-60.29%</text:p>
          </table:table-cell>
          <table:table-cell table:style-name="ce5" table:formula="of:=FORECAST([.N$2];[.C7:.F7];[.J$2:.M$2])" office:value-type="percentage" office:value="-0.602273881718834" calcext:value-type="percentage">
            <text:p>-60.23%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1" table:number-rows-spanned="3">
            <text:p>pc perso</text:p>
          </table:table-cell>
          <table:table-cell table:style-name="ce1" office:value-type="string" calcext:value-type="string">
            <text:p>classique</text:p>
          </table:table-cell>
          <table:table-cell table:style-name="ce4" office:value-type="percentage" office:value="-0.5828" calcext:value-type="percentage">
            <text:p>-58.28%</text:p>
          </table:table-cell>
          <table:table-cell table:style-name="ce4" office:value-type="percentage" office:value="-0.1038" calcext:value-type="percentage">
            <text:p>-10.38%</text:p>
          </table:table-cell>
          <table:table-cell table:style-name="ce4" office:value-type="percentage" office:value="0.8917" calcext:value-type="percentage">
            <text:p>89.17%</text:p>
          </table:table-cell>
          <table:table-cell table:style-name="ce4" office:value-type="percentage" office:value="2.3988" calcext:value-type="percentage">
            <text:p>239.88%</text:p>
          </table:table-cell>
          <table:table-cell table:style-name="ce3" table:formula="of:=FORECAST([.N$2];[.C8:.F8];[.J$2:.M$2])" office:value-type="percentage" office:value="3.96330836162291" calcext:value-type="percentage">
            <text:p>396.33%</text:p>
          </table:table-cell>
          <table:table-cell table:number-columns-repeated="1017"/>
        </table:table-row>
        <table:table-row table:style-name="ro1">
          <table:covered-table-cell/>
          <table:table-cell table:style-name="ce1" office:value-type="string" calcext:value-type="string">
            <text:p>NT</text:p>
          </table:table-cell>
          <table:table-cell table:style-name="ce4" office:value-type="percentage" office:value="-0.5901" calcext:value-type="percentage">
            <text:p>-59.01%</text:p>
          </table:table-cell>
          <table:table-cell table:style-name="ce4" office:value-type="percentage" office:value="-0.0804" calcext:value-type="percentage">
            <text:p>-8.04%</text:p>
          </table:table-cell>
          <table:table-cell table:style-name="ce4" office:value-type="percentage" office:value="0.7698" calcext:value-type="percentage">
            <text:p>76.98%</text:p>
          </table:table-cell>
          <table:table-cell table:style-name="ce4" office:value-type="percentage" office:value="2.1485" calcext:value-type="percentage">
            <text:p>214.85%</text:p>
          </table:table-cell>
          <table:table-cell table:style-name="ce3" table:formula="of:=FORECAST([.N$2];[.C9:.F9];[.J$2:.M$2])" office:value-type="percentage" office:value="3.57757676218544" calcext:value-type="percentage">
            <text:p>357.76%</text:p>
          </table:table-cell>
          <table:table-cell table:number-columns-repeated="1017"/>
        </table:table-row>
        <table:table-row table:style-name="ro1">
          <table:covered-table-cell/>
          <table:table-cell table:style-name="ce1" office:value-type="string" calcext:value-type="string">
            <text:p>YTC</text:p>
          </table:table-cell>
          <table:table-cell table:style-name="ce4" office:value-type="percentage" office:value="-0.8748" calcext:value-type="percentage">
            <text:p>-87.48%</text:p>
          </table:table-cell>
          <table:table-cell table:style-name="ce4" office:value-type="percentage" office:value="-0.8677" calcext:value-type="percentage">
            <text:p>-86.77%</text:p>
          </table:table-cell>
          <table:table-cell table:style-name="ce4" office:value-type="percentage" office:value="-0.8205" calcext:value-type="percentage">
            <text:p>-82.05%</text:p>
          </table:table-cell>
          <table:table-cell table:style-name="ce4" office:value-type="percentage" office:value="-0.7426" calcext:value-type="percentage">
            <text:p>-74.26%</text:p>
          </table:table-cell>
          <table:table-cell table:style-name="ce3" table:formula="of:=FORECAST([.N$2];[.C10:.F10];[.J$2:.M$2])" office:value-type="percentage" office:value="-0.676435397057958" calcext:value-type="percentage">
            <text:p>-67.64%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lassique</text:p>
          </table:table-cell>
          <table:table-cell table:style-name="ce1" office:value-type="string" calcext:value-type="string">
            <text:p>4 core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T</text:p>
          </table:table-cell>
          <table:table-cell table:style-name="ce1" office:value-type="string" calcext:value-type="string">
            <text:p>3 core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T(C)</text:p>
          </table:table-cell>
          <table:table-cell table:style-name="ce1" office:value-type="string" calcext:value-type="string">
            <text:p>4 core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0 vidéos identique, 1min chacun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</text:p>
          </table:table-cell>
          <table:table-cell table:style-name="ce6" office:value-type="string" calcext:value-type="string">
            <text:p>x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>
            <draw:frame table:end-cell-address="'Feuille 1'.N36" table:end-x="33.93pt" table:end-y="7.48pt" draw:z-index="1" draw:name="Chart 2" draw:style-name="gr1" draw:text-style-name="P1" svg:width="449.97pt" svg:height="278.22pt" svg:x="4.85pt" svg:y="12.76pt">
              <draw:object draw:notify-on-update-of-ranges="'Feuille 1'.A32:'Feuille 1'.A40 'Feuille 1'.B31:'Feuille 1'.B31 'Feuille 1'.B32:'Feuille 1'.B40 'Feuille 1'.C31:'Feuille 1'.C31 'Feuille 1'.C32:'Feuille 1'.C40 'Feuille 1'.D31:'Feuille 1'.D31 'Feuille 1'.D32:'Feuille 1'.D4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2">
            <text:p>classique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1" calcext:value-type="float">
            <text:p>61</text:p>
          </table:table-cell>
          <table:table-cell table:style-name="ce6" office:value-type="float" office:value="65" calcext:value-type="float">
            <text:p>65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covered-table-cell/>
          <table:table-cell table:style-name="ce3" table:formula="of:=[.B19]/[.$B$25]" office:value-type="percentage" office:value="0.682926829268293" calcext:value-type="percentage">
            <text:p>68.29%</text:p>
          </table:table-cell>
          <table:table-cell table:style-name="ce3" table:formula="of:=[.C19]/[.$B$25]" office:value-type="percentage" office:value="0.74390243902439" calcext:value-type="percentage">
            <text:p>74.39%</text:p>
          </table:table-cell>
          <table:table-cell table:style-name="ce7" table:formula="of:=[.D19]/[.$B$25]" office:value-type="percentage" office:value="0.792682926829268" calcext:value-type="percentage">
            <text:p>79.27%</text:p>
          </table:table-cell>
          <table:table-cell table:style-name="ce3" table:formula="of:=[.E19]/[.$B$25]" office:value-type="percentage" office:value="1" calcext:value-type="percentage">
            <text:p>100.00%</text:p>
          </table:table-cell>
          <table:table-cell table:style-name="ce3" table:formula="of:=[.F19]/[.$B$25]" office:value-type="percentage" office:value="1.03658536585366" calcext:value-type="percentage">
            <text:p>103.66%</text:p>
          </table:table-cell>
          <table:table-cell table:style-name="ce3" table:formula="of:=[.G19]/[.$B$25]" office:value-type="percentage" office:value="1.02439024390244" calcext:value-type="percentage">
            <text:p>102.44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2">
            <text:p>NT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1" calcext:value-type="float">
            <text:p>61</text:p>
          </table:table-cell>
          <table:table-cell table:style-name="ce6" office:value-type="float" office:value="65" calcext:value-type="float">
            <text:p>65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covered-table-cell/>
          <table:table-cell table:style-name="ce3" table:formula="of:=[.B21]/[.$B$25]" office:value-type="percentage" office:value="0.682926829268293" calcext:value-type="percentage">
            <text:p>68.29%</text:p>
          </table:table-cell>
          <table:table-cell table:style-name="ce3" table:formula="of:=[.C21]/[.$B$25]" office:value-type="percentage" office:value="0.74390243902439" calcext:value-type="percentage">
            <text:p>74.39%</text:p>
          </table:table-cell>
          <table:table-cell table:style-name="ce7" table:formula="of:=[.D21]/[.$B$25]" office:value-type="percentage" office:value="0.792682926829268" calcext:value-type="percentage">
            <text:p>79.27%</text:p>
          </table:table-cell>
          <table:table-cell table:style-name="ce3" table:formula="of:=[.E21]/[.$B$25]" office:value-type="percentage" office:value="1" calcext:value-type="percentage">
            <text:p>100.00%</text:p>
          </table:table-cell>
          <table:table-cell table:style-name="ce3" table:formula="of:=[.F21]/[.$B$25]" office:value-type="percentage" office:value="1.03658536585366" calcext:value-type="percentage">
            <text:p>103.66%</text:p>
          </table:table-cell>
          <table:table-cell table:style-name="ce3" table:formula="of:=[.G21]/[.$B$25]" office:value-type="percentage" office:value="1.02439024390244" calcext:value-type="percentage">
            <text:p>102.44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2">
            <text:p>YT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4" calcext:value-type="float">
            <text:p>74</text:p>
          </table:table-cell>
          <table:table-cell table:style-name="ce6" office:value-type="float" office:value="71" calcext:value-type="float">
            <text:p>71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82" calcext:value-type="float">
            <text:p>82</text:p>
          </table:table-cell>
          <table:table-cell table:number-columns-repeated="1017"/>
        </table:table-row>
        <table:table-row table:style-name="ro1">
          <table:covered-table-cell/>
          <table:table-cell table:style-name="ce3" table:formula="of:=[.B23]/[.$B$25]" office:value-type="percentage" office:value="0.719512195121951" calcext:value-type="percentage">
            <text:p>71.95%</text:p>
          </table:table-cell>
          <table:table-cell table:style-name="ce3" table:formula="of:=[.C23]/[.$B$25]" office:value-type="percentage" office:value="0.902439024390244" calcext:value-type="percentage">
            <text:p>90.24%</text:p>
          </table:table-cell>
          <table:table-cell table:style-name="ce7" table:formula="of:=[.D23]/[.$B$25]" office:value-type="percentage" office:value="0.865853658536585" calcext:value-type="percentage">
            <text:p>86.59%</text:p>
          </table:table-cell>
          <table:table-cell table:style-name="ce3" table:formula="of:=[.E23]/[.$B$25]" office:value-type="percentage" office:value="0.963414634146341" calcext:value-type="percentage">
            <text:p>96.34%</text:p>
          </table:table-cell>
          <table:table-cell table:style-name="ce3" table:formula="of:=[.F23]/[.$B$25]" office:value-type="percentage" office:value="1" calcext:value-type="percentage">
            <text:p>100.00%</text:p>
          </table:table-cell>
          <table:table-cell table:style-name="ce3" table:formula="of:=[.G23]/[.$B$25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float" office:value="82" calcext:value-type="float">
            <text:p>82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double frames</text:p>
          </table:table-cell>
          <table:table-cell table:number-columns-repeated="2"/>
          <table:table-cell table:style-name="ce1" office:value-type="string" calcext:value-type="string">
            <text:p>single frames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Single frame</text:p>
          </table:table-cell>
          <table:table-cell table:style-name="ce1" office:value-type="string" calcext:value-type="string">
            <text:p>Double frame</text:p>
          </table:table-cell>
          <table:table-cell table:style-name="ce1" office:value-type="string" calcext:value-type="string">
            <text:p>perfec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3">
            <text:p>classique</text:p>
          </table:table-cell>
          <table:table-cell table:style-name="ce1" office:value-type="string" calcext:value-type="string">
            <text:p>n</text:p>
          </table:table-cell>
          <table:table-cell table:style-name="ce3" table:formula="of:=[.B20]" office:value-type="percentage" office:value="0.6829268293" calcext:value-type="percentage">
            <text:p>68.29%</text:p>
          </table:table-cell>
          <table:table-cell table:style-name="ce3" table:formula="of:=[.E20]" office:value-type="percentage" office:value="1" calcext:value-type="percentage">
            <text:p>100.00%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1">
          <table:covered-table-cell/>
          <table:table-cell table:style-name="ce1" office:value-type="string" calcext:value-type="string">
            <text:p>m</text:p>
          </table:table-cell>
          <table:table-cell table:style-name="ce3" table:formula="of:=[.C20]" office:value-type="percentage" office:value="0.743902439" calcext:value-type="percentage">
            <text:p>74.39%</text:p>
          </table:table-cell>
          <table:table-cell table:style-name="ce3" table:formula="of:=[.F20]" office:value-type="percentage" office:value="1.036585366" calcext:value-type="percentage">
            <text:p>103.66%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1">
          <table:covered-table-cell/>
          <table:table-cell table:style-name="ce1" office:value-type="string" calcext:value-type="string">
            <text:p>x</text:p>
          </table:table-cell>
          <table:table-cell table:style-name="ce3" table:formula="of:=[.D20]" office:value-type="percentage" office:value="0.7926829268" calcext:value-type="percentage">
            <text:p>79.27%</text:p>
          </table:table-cell>
          <table:table-cell table:style-name="ce3" table:formula="of:=[.G20]" office:value-type="percentage" office:value="1.024390244" calcext:value-type="percentage">
            <text:p>102.44%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3">
            <text:p>NT</text:p>
          </table:table-cell>
          <table:table-cell table:style-name="ce1" office:value-type="string" calcext:value-type="string">
            <text:p>n</text:p>
          </table:table-cell>
          <table:table-cell table:style-name="ce3" table:formula="of:=[.B22]" office:value-type="percentage" office:value="0.6829268293" calcext:value-type="percentage">
            <text:p>68.29%</text:p>
          </table:table-cell>
          <table:table-cell table:style-name="ce3" table:formula="of:=[.E22]" office:value-type="percentage" office:value="1" calcext:value-type="percentage">
            <text:p>100.00%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1">
          <table:covered-table-cell/>
          <table:table-cell table:style-name="ce1" office:value-type="string" calcext:value-type="string">
            <text:p>m</text:p>
          </table:table-cell>
          <table:table-cell table:style-name="ce3" table:formula="of:=[.C22]" office:value-type="percentage" office:value="0.743902439" calcext:value-type="percentage">
            <text:p>74.39%</text:p>
          </table:table-cell>
          <table:table-cell table:style-name="ce3" table:formula="of:=[.F22]" office:value-type="percentage" office:value="1.036585366" calcext:value-type="percentage">
            <text:p>103.66%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1">
          <table:covered-table-cell/>
          <table:table-cell table:style-name="ce1" office:value-type="string" calcext:value-type="string">
            <text:p>x</text:p>
          </table:table-cell>
          <table:table-cell table:style-name="ce3" table:formula="of:=[.D22]" office:value-type="percentage" office:value="0.7926829268" calcext:value-type="percentage">
            <text:p>79.27%</text:p>
          </table:table-cell>
          <table:table-cell table:style-name="ce3" table:formula="of:=[.G22]" office:value-type="percentage" office:value="1.024390244" calcext:value-type="percentage">
            <text:p>102.44%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3">
            <text:p>YT</text:p>
          </table:table-cell>
          <table:table-cell table:style-name="ce1" office:value-type="string" calcext:value-type="string">
            <text:p>n</text:p>
          </table:table-cell>
          <table:table-cell table:style-name="ce3" table:formula="of:=[.B24]" office:value-type="percentage" office:value="0.7195121951" calcext:value-type="percentage">
            <text:p>71.95%</text:p>
          </table:table-cell>
          <table:table-cell table:style-name="ce3" table:formula="of:=[.E24]" office:value-type="percentage" office:value="0.9634146341" calcext:value-type="percentage">
            <text:p>96.34%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1">
          <table:covered-table-cell/>
          <table:table-cell table:style-name="ce1" office:value-type="string" calcext:value-type="string">
            <text:p>m</text:p>
          </table:table-cell>
          <table:table-cell table:style-name="ce3" table:formula="of:=[.C24]" office:value-type="percentage" office:value="0.9024390244" calcext:value-type="percentage">
            <text:p>90.24%</text:p>
          </table:table-cell>
          <table:table-cell table:style-name="ce3" table:formula="of:=[.F24]" office:value-type="percentage" office:value="1" calcext:value-type="percentage">
            <text:p>100.00%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1">
          <table:covered-table-cell/>
          <table:table-cell table:style-name="ce1" office:value-type="string" calcext:value-type="string">
            <text:p>x</text:p>
          </table:table-cell>
          <table:table-cell table:style-name="ce3" table:formula="of:=[.D24]" office:value-type="percentage" office:value="0.8658536585" calcext:value-type="percentage">
            <text:p>86.59%</text:p>
          </table:table-cell>
          <table:table-cell table:style-name="ce3" table:formula="of:=[.G24]" office:value-type="percentage" office:value="1" calcext:value-type="percentage">
            <text:p>100.00%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2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34a85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6d0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46bdc6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column-mapping="0 1 2 3 4" chart:style-name="ch1">
        <chart:legend chart:legend-position="end" svg:x="13.612cm" svg:y="3.364cm" style:legend-expansion="high" chart:style-name="ch2"/>
        <chart:plot-area chart:style-name="ch3" table:cell-range-address="'Feuille 1'.A1:'Feuille 1'.G7" chart:data-source-has-labels="both" svg:x="0.317cm" svg:y="0.196cm" svg:width="12.978cm" svg:height="9.424cm">
          <chartooo:coordinate-region svg:x="0.788cm" svg:y="0.395cm" svg:width="12.507cm" svg:height="9.026cm"/>
          <chart:axis chart:dimension="x" chart:name="primary-x" chart:style-name="ch4" chartooo:axis-type="text">
            <chart:categories table:cell-range-address="'Feuille 1'.A2:'Feuille 1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euille 1'.B2:'Feuille 1'.B7" chart:label-cell-address="'Feuille 1'.B1:'Feuille 1'.B1" chart:class="chart:bar">
            <chart:data-point chart:repeated="6"/>
          </chart:series>
          <chart:series chart:style-name="ch8" chart:values-cell-range-address="'Feuille 1'.C2:'Feuille 1'.C7" chart:label-cell-address="'Feuille 1'.C1:'Feuille 1'.C1" chart:class="chart:bar">
            <chart:data-point chart:repeated="6"/>
          </chart:series>
          <chart:series chart:style-name="ch9" chart:values-cell-range-address="'Feuille 1'.D2:'Feuille 1'.D7" chart:label-cell-address="'Feuille 1'.D1:'Feuille 1'.D1" chart:class="chart:bar">
            <chart:data-point chart:repeated="6"/>
          </chart:series>
          <chart:series chart:style-name="ch10" chart:values-cell-range-address="'Feuille 1'.E2:'Feuille 1'.E7" chart:label-cell-address="'Feuille 1'.E1:'Feuille 1'.E1" chart:class="chart:bar">
            <chart:data-point chart:repeated="6"/>
          </chart:series>
          <chart:series chart:style-name="ch11" chart:values-cell-range-address="'Feuille 1'.F2:'Feuille 1'.F7" chart:label-cell-address="'Feuille 1'.F1:'Feuille 1'.F1" chart:class="chart:bar">
            <chart:data-point chart:repeated="6"/>
          </chart:series>
          <chart:series chart:style-name="ch12" chart:values-cell-range-address="'Feuille 1'.G2:'Feuille 1'.G7" chart:label-cell-address="'Feuille 1'.G1:'Feuille 1'.G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Feuille 1'.B1:'Feuille 1'.B1</svg:desc>
                </draw:g>
              </table:table-cell>
              <table:table-cell office:value-type="string">
                <text:p>n</text:p>
                <draw:g>
                  <svg:desc>'Feuille 1'.C1:'Feuille 1'.C1</svg:desc>
                </draw:g>
              </table:table-cell>
              <table:table-cell office:value-type="string">
                <text:p>s</text:p>
                <draw:g>
                  <svg:desc>'Feuille 1'.D1:'Feuille 1'.D1</svg:desc>
                </draw:g>
              </table:table-cell>
              <table:table-cell office:value-type="string">
                <text:p>m</text:p>
                <draw:g>
                  <svg:desc>'Feuille 1'.E1:'Feuille 1'.E1</svg:desc>
                </draw:g>
              </table:table-cell>
              <table:table-cell office:value-type="string">
                <text:p>l</text:p>
                <draw:g>
                  <svg:desc>'Feuille 1'.F1:'Feuille 1'.F1</svg:desc>
                </draw:g>
              </table:table-cell>
              <table:table-cell office:value-type="string">
                <text:p>x</text:p>
                <draw:g>
                  <svg:desc>'Feuille 1'.G1:'Feuille 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aptop</text:p>
                <draw:g>
                  <svg:desc>'Feuille 1'.A2:'Feuille 1'.A7</svg:desc>
                </draw:g>
              </table:table-cell>
              <table:table-cell office:value-type="float" office:value="NaN">
                <text:p>NaN</text:p>
                <draw:g>
                  <svg:desc>'Feuille 1'.B2:'Feuille 1'.B7</svg:desc>
                </draw:g>
              </table:table-cell>
              <table:table-cell office:value-type="float" office:value="-0.188">
                <text:p>-0.188</text:p>
                <draw:g>
                  <svg:desc>'Feuille 1'.C2:'Feuille 1'.C7</svg:desc>
                </draw:g>
              </table:table-cell>
              <table:table-cell office:value-type="float" office:value="1.2805">
                <text:p>1.2805</text:p>
                <draw:g>
                  <svg:desc>'Feuille 1'.D2:'Feuille 1'.D7</svg:desc>
                </draw:g>
              </table:table-cell>
              <table:table-cell office:value-type="float" office:value="3.8583">
                <text:p>3.8583</text:p>
                <draw:g>
                  <svg:desc>'Feuille 1'.E2:'Feuille 1'.E7</svg:desc>
                </draw:g>
              </table:table-cell>
              <table:table-cell office:value-type="float" office:value="7.8717">
                <text:p>7.8717</text:p>
                <draw:g>
                  <svg:desc>'Feuille 1'.F2:'Feuille 1'.F7</svg:desc>
                </draw:g>
              </table:table-cell>
              <table:table-cell office:value-type="float" office:value="11.8294">
                <text:p>11.8294</text:p>
                <draw:g>
                  <svg:desc>'Feuille 1'.G2:'Feuille 1'.G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4603">
                <text:p>0.4603</text:p>
              </table:table-cell>
              <table:table-cell office:value-type="float" office:value="1.3931">
                <text:p>1.3931</text:p>
              </table:table-cell>
              <table:table-cell office:value-type="float" office:value="3.7362">
                <text:p>3.7362</text:p>
              </table:table-cell>
              <table:table-cell office:value-type="float" office:value="8.1266">
                <text:p>8.1266</text:p>
              </table:table-cell>
              <table:table-cell office:value-type="float" office:value="12.139">
                <text:p>12.1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602">
                <text:p>0.1602</text:p>
              </table:table-cell>
              <table:table-cell office:value-type="float" office:value="1.1816">
                <text:p>1.1816</text:p>
              </table:table-cell>
              <table:table-cell office:value-type="float" office:value="4.176">
                <text:p>4.176</text:p>
              </table:table-cell>
              <table:table-cell office:value-type="float" office:value="6.4347">
                <text:p>6.4347</text:p>
              </table:table-cell>
              <table:table-cell office:value-type="float" office:value="10.4234">
                <text:p>10.4234</text:p>
              </table:table-cell>
            </table:table-row>
            <table:table-row>
              <table:table-cell office:value-type="string">
                <text:p>pc transmob</text:p>
              </table:table-cell>
              <table:table-cell office:value-type="float" office:value="NaN">
                <text:p>NaN</text:p>
              </table:table-cell>
              <table:table-cell office:value-type="float" office:value="-0.6585">
                <text:p>-0.6585</text:p>
              </table:table-cell>
              <table:table-cell office:value-type="float" office:value="-0.2568">
                <text:p>-0.2568</text:p>
              </table:table-cell>
              <table:table-cell office:value-type="float" office:value="0.5135">
                <text:p>0.5135</text:p>
              </table:table-cell>
              <table:table-cell office:value-type="float" office:value="1.6794">
                <text:p>1.6794</text:p>
              </table:table-cell>
              <table:table-cell office:value-type="float" office:value="2.90982440084827">
                <text:p>2.90982440084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5901">
                <text:p>-0.5901</text:p>
              </table:table-cell>
              <table:table-cell office:value-type="float" office:value="-0.1843">
                <text:p>-0.1843</text:p>
              </table:table-cell>
              <table:table-cell office:value-type="float" office:value="0.7609">
                <text:p>0.7609</text:p>
              </table:table-cell>
              <table:table-cell office:value-type="float" office:value="1.8602">
                <text:p>1.8602</text:p>
              </table:table-cell>
              <table:table-cell office:value-type="float" office:value="3.2114029233562">
                <text:p>3.21140292335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6042">
                <text:p>-0.6042</text:p>
              </table:table-cell>
              <table:table-cell office:value-type="float" office:value="-0.6063">
                <text:p>-0.6063</text:p>
              </table:table-cell>
              <table:table-cell office:value-type="float" office:value="-0.6044">
                <text:p>-0.6044</text:p>
              </table:table-cell>
              <table:table-cell office:value-type="float" office:value="-0.6029">
                <text:p>-0.6029</text:p>
              </table:table-cell>
              <table:table-cell office:value-type="float" office:value="-0.602273881718834">
                <text:p>-0.6022738817188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msLineDash_20_1" svg:stroke-width="0.106cm" svg:stroke-color="#34a853" draw:fill-color="#34a853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column-mapping="0 1" chart:style-name="ch1">
        <chart:legend chart:legend-position="end" svg:x="11.694cm" svg:y="4.111cm" style:legend-expansion="high" chart:style-name="ch2"/>
        <chart:plot-area chart:style-name="ch3" table:cell-range-address="'Feuille 1'.A31:'Feuille 1'.D40" chart:data-source-has-labels="both" svg:x="0.317cm" svg:y="0.196cm" svg:width="11.06cm" svg:height="9.424cm">
          <chartooo:coordinate-region svg:x="0.894cm" svg:y="0.396cm" svg:width="10.483cm" svg:height="8.727cm"/>
          <chart:axis chart:dimension="x" chart:name="primary-x" chart:style-name="ch4" chartooo:axis-type="text">
            <chart:categories table:cell-range-address="'Feuille 1'.A32:'Feuille 1'.A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euille 1'.B32:'Feuille 1'.B40" chart:label-cell-address="'Feuille 1'.B31:'Feuille 1'.B31" chart:class="chart:bar">
            <chart:data-point chart:repeated="9"/>
          </chart:series>
          <chart:series chart:style-name="ch8" chart:values-cell-range-address="'Feuille 1'.C32:'Feuille 1'.C40" chart:label-cell-address="'Feuille 1'.C31:'Feuille 1'.C31" chart:class="chart:bar">
            <chart:data-point chart:repeated="9"/>
          </chart:series>
          <chart:series chart:style-name="ch9" chart:values-cell-range-address="'Feuille 1'.D32:'Feuille 1'.D40" chart:label-cell-address="'Feuille 1'.D31:'Feuille 1'.D31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Feuille 1'.B31:'Feuille 1'.B31</svg:desc>
                </draw:g>
              </table:table-cell>
              <table:table-cell office:value-type="string">
                <text:p>Single frame</text:p>
                <draw:g>
                  <svg:desc>'Feuille 1'.C31:'Feuille 1'.C31</svg:desc>
                </draw:g>
              </table:table-cell>
              <table:table-cell office:value-type="string">
                <text:p>Double frame</text:p>
                <draw:g>
                  <svg:desc>'Feuille 1'.D31:'Feuille 1'.D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assique</text:p>
                <draw:g>
                  <svg:desc>'Feuille 1'.A32:'Feuille 1'.A40</svg:desc>
                </draw:g>
              </table:table-cell>
              <table:table-cell office:value-type="float" office:value="NaN">
                <text:p>NaN</text:p>
                <draw:g>
                  <svg:desc>'Feuille 1'.B32:'Feuille 1'.B40</svg:desc>
                </draw:g>
              </table:table-cell>
              <table:table-cell office:value-type="float" office:value="0.6829268293">
                <text:p>0.6829268293</text:p>
                <draw:g>
                  <svg:desc>'Feuille 1'.C32:'Feuille 1'.C40</svg:desc>
                </draw:g>
              </table:table-cell>
              <table:table-cell office:value-type="float" office:value="1">
                <text:p>1</text:p>
                <draw:g>
                  <svg:desc>'Feuille 1'.D32:'Feuille 1'.D4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743902439">
                <text:p>0.743902439</text:p>
              </table:table-cell>
              <table:table-cell office:value-type="float" office:value="1.036585366">
                <text:p>1.0365853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7926829268">
                <text:p>0.7926829268</text:p>
              </table:table-cell>
              <table:table-cell office:value-type="float" office:value="1.024390244">
                <text:p>1.024390244</text:p>
              </table:table-cell>
            </table:table-row>
            <table:table-row>
              <table:table-cell office:value-type="string">
                <text:p>NT</text:p>
              </table:table-cell>
              <table:table-cell office:value-type="float" office:value="NaN">
                <text:p>NaN</text:p>
              </table:table-cell>
              <table:table-cell office:value-type="float" office:value="0.6829268293">
                <text:p>0.68292682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743902439">
                <text:p>0.743902439</text:p>
              </table:table-cell>
              <table:table-cell office:value-type="float" office:value="1.036585366">
                <text:p>1.0365853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7926829268">
                <text:p>0.7926829268</text:p>
              </table:table-cell>
              <table:table-cell office:value-type="float" office:value="1.024390244">
                <text:p>1.024390244</text:p>
              </table:table-cell>
            </table:table-row>
            <table:table-row>
              <table:table-cell office:value-type="string">
                <text:p>YT</text:p>
              </table:table-cell>
              <table:table-cell office:value-type="float" office:value="NaN">
                <text:p>NaN</text:p>
              </table:table-cell>
              <table:table-cell office:value-type="float" office:value="0.7195121951">
                <text:p>0.7195121951</text:p>
              </table:table-cell>
              <table:table-cell office:value-type="float" office:value="0.9634146341">
                <text:p>0.96341463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9024390244">
                <text:p>0.90243902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8658536585">
                <text:p>0.865853658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ect" draw:dots2="1" draw:dots2-length="0.424cm" draw:distance="0.318cm"/>
  </office:styles>
</office:document-styles>
</file>